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1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2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2" table:style-name="ce3" table:number-columns-spanned="1" office:value-type="string">
            <text:p>Gemeenten.</text:p>
          </table:table-cell>
          <table:table-cell ns42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2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lod.cedar-project.nl/vocab/cedar#houseType=http://lod.cedar-project.nl/vocab/cedar#house-OverigeGebouwen</text:p>
            </office:annotation>
          </table:table-cell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2"/>
          <table:table-cell ns42:value-type="string" table:number-rows-spanned="1" table:style-name="ce38" table:number-columns-spanned="2" office:value-type="string">
            <text:p>Tijdelijk aanwezigen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8"/>
          <table:table-cell ns42:value-type="string" table:number-rows-spanned="2" table:style-name="ce43" table:number-columns-spanned="1" office:value-type="string">
            <text:p>Telling</text:p>
          </table:table-cell>
          <table:table-cell ns42:value-type="string" table:number-rows-spanned="2" table:style-name="ce48" table:number-columns-spanned="1" office:value-type="string">
            <text:p>Tabel</text:p>
          </table:table-cell>
          <table:table-cell ns42:value-type="string" table:number-rows-spanned="2" table:style-name="ce48" table:number-columns-spanned="1" office:value-type="string">
            <text:p>Pagina</text:p>
          </table:table-cell>
          <table:table-cell ns42:value-type="string" table:number-rows-spanned="2" table:style-name="ce48" table:number-columns-spanned="1" office:value-type="string">
            <text:p>Provincie</text:p>
          </table:table-cell>
          <table:table-cell ns42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2:value-type="string" table:style-name="ce26" office:value-type="string">
            <text:p>Bewoonde huizen.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style-name="ce31" office:value-type="string">
            <text:p>Onbewoonde woonhuizen.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style-name="ce31" office:value-type="string">
            <text:p>Woonhuizen in aanbouw.</text:p>
            <office:annotation>
              <text:p>http://lod.cedar-project.nl/vocab/cedar#houseType=http://lod.cedar-project.nl/vocab/cedar#house-HuizenAanbouw</text:p>
            </office:annotation>
          </table:table-cell>
          <table:table-cell ns42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lod.cedar-project.nl/vocab/cedar#residenceStatus=http://lod.cedar-project.nl/vocab/cedar-residenceStatus#AltijdAanwezig</text:p>
            </office:annotation>
          </table:table-cell>
          <table:covered-table-cell table:style-name="ce31"/>
          <table:covered-table-cell table:style-name="ce36"/>
          <table:table-cell ns42:value-type="string" table:number-rows-spanned="1" table:style-name="ce31" table:number-columns-spanned="2" office:value-type="string">
            <text:p>Tijdelijk aanwezig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1"/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37" office:value-type="string">
            <text:p>Totaal.</text:p>
          </table:table-cell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2:value-type="string" table:style-name="ce5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17" office:value-type="string">
            <text:p>A</text:p>
          </table:table-cell>
          <table:table-cell ns42:value-type="string" table:style-name="ce18" office:value-type="string">
            <text:p>Dorp Anloo, Arm-Werkhuis der N.H. Gem.</text:p>
          </table:table-cell>
          <table:table-cell table:style-name="ce22"/>
          <table:table-cell/>
          <table:table-cell ns42:value-type="float" table:style-name="ce27" office:value="1" office:value-type="float">
            <text:p>1</text:p>
          </table:table-cell>
          <table:table-cell table:style-name="ce32" table:number-columns-repeated="7"/>
          <table:table-cell ns42:value-type="float" table:style-name="ce32" office:value="4" office:value-type="float">
            <text:p>4</text:p>
          </table:table-cell>
          <table:table-cell ns42:value-type="float" table:style-name="ce32" office:value="9" office:value-type="float">
            <text:p>9</text:p>
          </table:table-cell>
          <table:table-cell ns42:value-type="float" table:style-name="ce32" office:value="13" office:value-type="float">
            <text:p>13</text:p>
          </table:table-cell>
          <table:table-cell table:style-name="ce32"/>
          <table:table-cell table:style-name="ce40"/>
          <table:table-cell ns42:value-type="string" table:style-name="ce45" office:value-type="string">
            <text:p>VT_1899</text:p>
          </table:table-cell>
          <table:table-cell ns42:value-type="string" table:style-name="ce50" office:value-type="string">
            <text:p>10_D1</text:p>
          </table:table-cell>
          <table:table-cell ns42:value-type="float" table:style-name="ce50" office:value="4" office:value-type="float">
            <text:p>4</text:p>
          </table:table-cell>
          <table:table-cell ns42:value-type="string" table:style-name="ce50" office:value-type="string">
            <text:p>DR</text:p>
          </table:table-cell>
          <table:table-cell ns42:value-type="string" table:style-name="ce55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Anloo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Schipbo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a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98" table:style-name="TL_20_Data" table:number-columns-repeated="2" office:value-type="float">
            <text:p>98</text:p>
          </table:table-cell>
          <table:table-cell ns42:value-type="float" table:style-name="TL_20_Data" office:value="196" office:value-type="float">
            <text:p>19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87" office:value-type="float">
            <text:p>18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Eex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Zandvo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office:value="63" table:style-name="TL_20_Data" table:number-columns-repeated="2" office:value-type="float">
            <text:p>63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Oud-A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Spijkerb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Nieuw-A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85" office:value-type="float">
            <text:p>8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Eex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11" office:value-type="float">
            <text:p>3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Annerveensch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60" office:value-type="float">
            <text:p>46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Eexterveensche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7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81" office:value-type="float">
            <text:p>581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523" office:value-type="float">
            <text:p>1523</text:p>
          </table:table-cell>
          <table:table-cell ns42:value-type="float" table:style-name="TL_20_Data" office:value="1413" office:value-type="float">
            <text:p>1413</text:p>
          </table:table-cell>
          <table:table-cell ns42:value-type="float" table:style-name="TL_20_Data" office:value="2936" office:value-type="float">
            <text:p>2936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Schipbo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a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Eex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5" office:value-type="float">
            <text:p>1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Zandvo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397" office:value-type="float">
            <text:p>39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Spijkerb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Nieuw-A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sch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office:value="10" table:style-name="TL_20_Data" table:number-columns-repeated="2" office:value-type="float">
            <text:p>10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Eexterveenschkanaa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4" office:value-type="float">
            <text:p>15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682" office:value-type="float">
            <text:p>68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35" office:value-type="float">
            <text:p>73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874" office:value-type="float">
            <text:p>1874</text:p>
          </table:table-cell>
          <table:table-cell ns42:value-type="float" table:style-name="TL_20_Data" office:value="1744" office:value-type="float">
            <text:p>1744</text:p>
          </table:table-cell>
          <table:table-cell ns42:value-type="float" table:style-name="TL_20_Data" office:value="3618" office:value-type="float">
            <text:p>36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ulpstrafgevangen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Infanterie 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rm- Werk- en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70" office:value-type="float">
            <text:p>1270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table:style-name="TL_20_Data" table:number-columns-repeated="2"/>
          <table:table-cell ns42:value-type="float" table:style-name="TL_20_Data" office:value="2784" office:value-type="float">
            <text:p>2784</text:p>
          </table:table-cell>
          <table:table-cell ns42:value-type="float" table:style-name="TL_20_Data" office:value="3164" office:value-type="float">
            <text:p>3164</text:p>
          </table:table-cell>
          <table:table-cell ns42:value-type="float" table:style-name="TL_20_Data" office:value="5948" office:value-type="float">
            <text:p>5948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ce41" office:value="108" office:value-type="float">
            <text:p>10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74" office:value-type="float">
            <text:p>1274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3086" office:value-type="float">
            <text:p>3086</text:p>
          </table:table-cell>
          <table:table-cell ns42:value-type="float" table:style-name="TL_20_Data" office:value="3296" office:value-type="float">
            <text:p>3296</text:p>
          </table:table-cell>
          <table:table-cell ns42:value-type="float" table:style-name="TL_20_Data" office:value="6382" office:value-type="float">
            <text:p>6382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ce41" office:value="141" office:value-type="float">
            <text:p>1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uchiesland, Mil. Hospit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8" office:value-type="float">
            <text:p>8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uchieslan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teg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0" office:value-type="float">
            <text:p>16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75" office:value-type="float">
            <text:p>375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ang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Veen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. Willems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. Willemskanaa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. Willemskanaal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Mol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sse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mei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rger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rgervaar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rgervaar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rgervaart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office:value="13" table:style-name="TL_20_Data" table:number-columns-repeated="2" office:value-type="float">
            <text:p>1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itter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office:value="144" table:style-name="TL_20_Data" table:number-columns-repeated="2" office:value-type="float">
            <text:p>144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tads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aggel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it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ra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26" table:style-name="TL_20_Data" table:number-columns-repeated="2" office:value-type="float">
            <text:p>26</text:p>
          </table:table-cell>
          <table:table-cell ns42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eiler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Eerste St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erste St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iler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ra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nreep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ardsche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nree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0" office:value-type="float">
            <text:p>7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chie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oster Parellel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1" office:value-type="float">
            <text:p>131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Vred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95" office:value-type="float">
            <text:p>9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te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table:style-name="TL_20_Data" table:number-columns-repeated="7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m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ooner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oon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oo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206" office:value-type="float">
            <text:p>20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Noord Willems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, Instituut "Rozenburg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table:style-name="TL_20_Data" table:number-columns-repeated="7"/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ninger Straatweg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Pe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wartwaters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30" office:value-type="float">
            <text:p>1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Mol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04" office:value-type="float">
            <text:p>1004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2484" office:value-type="float">
            <text:p>2484</text:p>
          </table:table-cell>
          <table:table-cell ns42:value-type="float" table:style-name="TL_20_Data" office:value="2321" office:value-type="float">
            <text:p>2321</text:p>
          </table:table-cell>
          <table:table-cell ns42:value-type="float" table:style-name="TL_20_Data" office:value="4805" office:value-type="float">
            <text:p>4805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ce41" office:value="66" office:value-type="float">
            <text:p>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278" office:value-type="float">
            <text:p>2278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5572" office:value-type="float">
            <text:p>5572</text:p>
          </table:table-cell>
          <table:table-cell ns42:value-type="float" table:style-name="TL_20_Data" office:value="5619" office:value-type="float">
            <text:p>5619</text:p>
          </table:table-cell>
          <table:table-cell ns42:value-type="float" table:style-name="TL_20_Data" office:value="11191" office:value-type="float">
            <text:p>11191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ce41" office:value="207" office:value-type="float">
            <text:p>20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4" office:value-type="float">
            <text:p>134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552" office:value-type="float">
            <text:p>552</text:p>
          </table:table-cell>
          <table:table-cell ns42:value-type="float" table:style-name="TL_20_Data" office:value="546" office:value-type="float">
            <text:p>546</text:p>
          </table:table-cell>
          <table:table-cell ns42:value-type="float" table:style-name="TL_20_Data" office:value="1098" office:value-type="float">
            <text:p>109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Hijk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Hijk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H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257" office:value-type="float">
            <text:p>2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Brunst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Spi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h. Liev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h. Makk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Geh. Ho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7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38" office:value-type="float">
            <text:p>1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Alt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Kla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h. Wij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99" office:value-type="float">
            <text:p>39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Geh. Drijb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Geh. Tiend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1" office:value-type="float">
            <text:p>31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624" office:value-type="float">
            <text:p>6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Geh. Tiendeve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60" office:value-type="float">
            <text:p>56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830" office:value-type="float">
            <text:p>1830</text:p>
          </table:table-cell>
          <table:table-cell ns42:value-type="float" table:style-name="TL_20_Data" office:value="1707" office:value-type="float">
            <text:p>1707</text:p>
          </table:table-cell>
          <table:table-cell ns42:value-type="float" table:style-name="TL_20_Data" office:value="3537" office:value-type="float">
            <text:p>353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eil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urs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7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Hijk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H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Hal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Geh. Smalbroek,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Geh. Smalbroek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Geh. Ter 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Beiler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Geh. Ho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Alt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Geh. Kla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23" office:value-type="float">
            <text:p>1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h. Wij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6" office:value-type="float">
            <text:p>306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714" office:value-type="float">
            <text:p>714</text:p>
          </table:table-cell>
          <table:table-cell ns42:value-type="float" table:style-name="TL_20_Data" office:value="616" office:value-type="float">
            <text:p>616</text:p>
          </table:table-cell>
          <table:table-cell ns42:value-type="float" table:style-name="TL_20_Data" office:value="1330" office:value-type="float">
            <text:p>133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66" office:value-type="float">
            <text:p>86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547" office:value-type="float">
            <text:p>2547</text:p>
          </table:table-cell>
          <table:table-cell ns42:value-type="float" table:style-name="TL_20_Data" office:value="2323" office:value-type="float">
            <text:p>2323</text:p>
          </table:table-cell>
          <table:table-cell ns42:value-type="float" table:style-name="TL_20_Data" office:value="4870" office:value-type="float">
            <text:p>4870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55" office:value-type="float">
            <text:p>65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7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28" office:value-type="float">
            <text:p>2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llert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est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Drouw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47" office:value-type="float">
            <text:p>2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rong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3" office:value-type="float">
            <text:p>9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475" office:value-type="float">
            <text:p>47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-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5" office:value-type="float">
            <text:p>63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1563" office:value-type="float">
            <text:p>1563</text:p>
          </table:table-cell>
          <table:table-cell ns42:value-type="float" table:style-name="TL_20_Data" office:value="1530" office:value-type="float">
            <text:p>1530</text:p>
          </table:table-cell>
          <table:table-cell ns42:value-type="float" table:style-name="TL_20_Data" office:value="3093" office:value-type="float">
            <text:p>309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Bui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36" office:value-type="float">
            <text:p>4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office:value="402" table:style-name="TL_20_Data" table:number-columns-repeated="2" office:value-type="float">
            <text:p>402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327" office:value-type="float">
            <text:p>3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03" office:value-type="float">
            <text:p>130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2:value-type="float" table:style-name="TL_20_Data" office:value="3376" office:value-type="float">
            <text:p>3376</text:p>
          </table:table-cell>
          <table:table-cell ns42:value-type="float" table:style-name="TL_20_Data" office:value="3207" office:value-type="float">
            <text:p>3207</text:p>
          </table:table-cell>
          <table:table-cell ns42:value-type="float" table:style-name="TL_20_Data" office:value="6583" office:value-type="float">
            <text:p>6583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, Gesticht van Liefdadigheid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orger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es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llert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est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estdorp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Drouw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rong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29" office:value-type="float">
            <text:p>12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b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buin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ieuwbuinen, 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Drouwe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94" office:value-type="float">
            <text:p>394</text:p>
          </table:table-cell>
          <table:table-cell ns42:value-type="float" table:style-name="TL_20_Data" office:value="327" office:value-type="float">
            <text:p>327</text:p>
          </table:table-cell>
          <table:table-cell ns42:value-type="float" table:style-name="TL_20_Data" office:value="721" office:value-type="float">
            <text:p>72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24" office:value-type="float">
            <text:p>142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770" office:value-type="float">
            <text:p>3770</text:p>
          </table:table-cell>
          <table:table-cell ns42:value-type="float" table:style-name="TL_20_Data" office:value="3534" office:value-type="float">
            <text:p>3534</text:p>
          </table:table-cell>
          <table:table-cell ns42:value-type="float" table:style-name="TL_20_Data" office:value="7304" office:value-type="float">
            <text:p>730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ce41" office:value="55" office:value-type="float">
            <text:p>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61" office:value-type="float">
            <text:p>46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2:value-type="float" table:style-name="TL_20_Data" office:value="1048" office:value-type="float">
            <text:p>1048</text:p>
          </table:table-cell>
          <table:table-cell ns42:value-type="float" table:style-name="TL_20_Data" office:value="1143" office:value-type="float">
            <text:p>1143</text:p>
          </table:table-cell>
          <table:table-cell ns42:value-type="float" table:style-name="TL_20_Data" office:value="2191" office:value-type="float">
            <text:p>2191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62" office:value-type="float">
            <text:p>46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064" office:value-type="float">
            <text:p>1064</text:p>
          </table:table-cell>
          <table:table-cell ns42:value-type="float" table:style-name="TL_20_Data" office:value="1162" office:value-type="float">
            <text:p>1162</text:p>
          </table:table-cell>
          <table:table-cell ns42:value-type="float" table:style-name="TL_20_Data" office:value="2226" office:value-type="float">
            <text:p>222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51" office:value-type="float">
            <text:p>5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eenwijksmo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5" office:value-type="float">
            <text:p>13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721" office:value-type="float">
            <text:p>72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alla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1" office:value-type="float">
            <text:p>9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7" office:value-type="float">
            <text:p>7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0" office:value-type="float">
            <text:p>8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Coevordermar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Pik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Wijerswo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Pad- en Vliegh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3" office:value-type="float">
            <text:p>23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709" office:value-type="float">
            <text:p>709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318" office:value-type="float">
            <text:p>131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95" office:value-type="float">
            <text:p>69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774" office:value-type="float">
            <text:p>1774</text:p>
          </table:table-cell>
          <table:table-cell ns42:value-type="float" table:style-name="TL_20_Data" office:value="1771" office:value-type="float">
            <text:p>1771</text:p>
          </table:table-cell>
          <table:table-cell ns42:value-type="float" table:style-name="TL_20_Data" office:value="3545" office:value-type="float">
            <text:p>354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ce41" office:value="65" office:value-type="float">
            <text:p>6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D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8" office:value-type="float">
            <text:p>2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529" office:value-type="float">
            <text:p>529</text:p>
          </table:table-cell>
          <table:table-cell ns42:value-type="float" table:style-name="TL_20_Data" office:value="1078" office:value-type="float">
            <text:p>107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Dalen, 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Dal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Wach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Vossebe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7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de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office:value="33" table:style-name="TL_20_Data" table:number-columns-repeated="2" office:value-type="float">
            <text:p>3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Veen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9" office:value-type="float">
            <text:p>38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49" office:value-type="float">
            <text:p>1049</text:p>
          </table:table-cell>
          <table:table-cell ns42:value-type="float" table:style-name="TL_20_Data" office:value="967" office:value-type="float">
            <text:p>967</text:p>
          </table:table-cell>
          <table:table-cell ns42:value-type="float" table:style-name="TL_20_Data" office:value="2016" office:value-type="float">
            <text:p>201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Da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table:style-name="TL_20_Data" table:number-columns-repeated="7"/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Stieltjes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39" office:value-type="float">
            <text:p>23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Stieltjeskanaa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ach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Hooge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Vossebe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Vossebel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8" office:value-type="float">
            <text:p>4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379" office:value-type="float">
            <text:p>379</text:p>
          </table:table-cell>
          <table:table-cell ns42:value-type="float" table:style-name="TL_20_Data" office:value="791" office:value-type="float">
            <text:p>79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53" office:value-type="float">
            <text:p>55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61" office:value-type="float">
            <text:p>1461</text:p>
          </table:table-cell>
          <table:table-cell ns42:value-type="float" table:style-name="TL_20_Data" office:value="1346" office:value-type="float">
            <text:p>1346</text:p>
          </table:table-cell>
          <table:table-cell ns42:value-type="float" table:style-name="TL_20_Data" office:value="2807" office:value-type="float">
            <text:p>2807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Diev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Kal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Berkenheuv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Kasteel, Diac.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Kasteel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34" office:value-type="float">
            <text:p>1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office:value="17" table:style-name="TL_20_Data" table:number-columns-repeated="2" office:value-type="float">
            <text:p>17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Diev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Diev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Oldendiev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iever, Oldendiev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78" office:value-type="float">
            <text:p>17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Ten Da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Soer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7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Ten Ha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2" office:value-type="float">
            <text:p>9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Veld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pse, Veen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7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29" office:value-type="float">
            <text:p>1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Noord-Witt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Witt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86" office:value-type="float">
            <text:p>8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Heersvaartj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Wittelt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Berg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't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ittelte, 't Mo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office:value="5" table:style-name="TL_20_Data" table:number-columns-repeated="2" office:value-type="float">
            <text:p>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teren, Groot-Wa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teren, 't 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teren, Klein-Wa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teren, Zorgvlie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3" office:value-type="float">
            <text:p>31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816" office:value-type="float">
            <text:p>816</text:p>
          </table:table-cell>
          <table:table-cell ns42:value-type="float" table:style-name="TL_20_Data" office:value="764" office:value-type="float">
            <text:p>764</text:p>
          </table:table-cell>
          <table:table-cell ns42:value-type="float" table:style-name="TL_20_Data" office:value="1580" office:value-type="float">
            <text:p>15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1032" office:value-type="float">
            <text:p>1032</text:p>
          </table:table-cell>
          <table:table-cell ns42:value-type="float" table:style-name="TL_20_Data" office:value="958" office:value-type="float">
            <text:p>958</text:p>
          </table:table-cell>
          <table:table-cell ns42:value-type="float" table:style-name="TL_20_Data" office:value="1990" office:value-type="float">
            <text:p>199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,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645" office:value-type="float">
            <text:p>6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659" office:value-type="float">
            <text:p>65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e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48" office:value-type="float">
            <text:p>2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hee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he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hee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egge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80" office:value-type="float">
            <text:p>280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iev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Eem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Vo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5" office:value-type="float">
            <text:p>29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756" office:value-type="float">
            <text:p>756</text:p>
          </table:table-cell>
          <table:table-cell ns42:value-type="float" table:style-name="TL_20_Data" office:value="1686" office:value-type="float">
            <text:p>168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261" office:value-type="float">
            <text:p>1261</text:p>
          </table:table-cell>
          <table:table-cell ns42:value-type="float" table:style-name="TL_20_Data" office:value="1084" office:value-type="float">
            <text:p>1084</text:p>
          </table:table-cell>
          <table:table-cell ns42:value-type="float" table:style-name="TL_20_Data" office:value="2345" office:value-type="float">
            <text:p>234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E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1" office:value-type="float">
            <text:p>131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Paters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524" office:value-type="float">
            <text:p>52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Schelf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7" office:value-type="float">
            <text:p>25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544" office:value-type="float">
            <text:p>544</text:p>
          </table:table-cell>
          <table:table-cell ns42:value-type="float" table:style-name="TL_20_Data" office:value="1128" office:value-type="float">
            <text:p>11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E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32" office:value-type="float">
            <text:p>43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Oosterbroek, Gesticht Hoog Hull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Oosterbroek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6" office:value-type="float">
            <text:p>1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Oosterbr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Dui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Paters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Eelder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Schelf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elm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5" office:value-type="float">
            <text:p>20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554" office:value-type="float">
            <text:p>554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1045" office:value-type="float">
            <text:p>104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2" office:value-type="float">
            <text:p>46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138" office:value-type="float">
            <text:p>1138</text:p>
          </table:table-cell>
          <table:table-cell ns42:value-type="float" table:style-name="TL_20_Data" office:value="1036" office:value-type="float">
            <text:p>1036</text:p>
          </table:table-cell>
          <table:table-cell ns42:value-type="float" table:style-name="TL_20_Data" office:value="2174" office:value-type="float">
            <text:p>217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7" office:value-type="float">
            <text:p>1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54" office:value-type="float">
            <text:p>35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666" office:value-type="float">
            <text:p>66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7"/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551" office:value-type="float">
            <text:p>55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0" office:value-type="float">
            <text:p>33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672" office:value-type="float">
            <text:p>672</text:p>
          </table:table-cell>
          <table:table-cell ns42:value-type="float" table:style-name="TL_20_Data" office:value="1407" office:value-type="float">
            <text:p>140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85" office:value-type="float">
            <text:p>28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60" office:value-type="float">
            <text:p>760</text:p>
          </table:table-cell>
          <table:table-cell ns42:value-type="float" table:style-name="TL_20_Data" office:value="713" office:value-type="float">
            <text:p>713</text:p>
          </table:table-cell>
          <table:table-cell ns42:value-type="float" table:style-name="TL_20_Data" office:value="1473" office:value-type="float">
            <text:p>147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519" office:value-type="float">
            <text:p>5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.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.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0" office:value-type="float">
            <text:p>39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70" office:value-type="float">
            <text:p>1070</text:p>
          </table:table-cell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2111" office:value-type="float">
            <text:p>211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1" office:value-type="float">
            <text:p>33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859" office:value-type="float">
            <text:p>859</text:p>
          </table:table-cell>
          <table:table-cell ns42:value-type="float" table:style-name="TL_20_Data" office:value="822" office:value-type="float">
            <text:p>822</text:p>
          </table:table-cell>
          <table:table-cell ns42:value-type="float" table:style-name="TL_20_Data" office:value="1681" office:value-type="float">
            <text:p>168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62" office:value-type="float">
            <text:p>1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6" office:value-type="float">
            <text:p>25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709" office:value-type="float">
            <text:p>709</text:p>
          </table:table-cell>
          <table:table-cell ns42:value-type="float" table:style-name="TL_20_Data" office:value="700" office:value-type="float">
            <text:p>700</text:p>
          </table:table-cell>
          <table:table-cell ns42:value-type="float" table:style-name="TL_20_Data" office:value="1409" office:value-type="float">
            <text:p>140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44" office:value-type="float">
            <text:p>44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500" office:value-type="float">
            <text:p>50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.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94" office:value-type="float">
            <text:p>39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004" office:value-type="float">
            <text:p>1004</text:p>
          </table:table-cell>
          <table:table-cell ns42:value-type="float" table:style-name="TL_20_Data" office:value="974" office:value-type="float">
            <text:p>974</text:p>
          </table:table-cell>
          <table:table-cell ns42:value-type="float" table:style-name="TL_20_Data" office:value="1978" office:value-type="float">
            <text:p>197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29" office:value-type="float">
            <text:p>1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899" office:value-type="float">
            <text:p>89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A</text:p>
          </table:table-cell>
          <table:table-cell ns42:value-type="string" office:value-type="string">
            <text:p>Kaz.Kon.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9" office:value-type="float">
            <text:p>2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682" office:value-type="float">
            <text:p>682</text:p>
          </table:table-cell>
          <table:table-cell ns42:value-type="float" table:style-name="TL_20_Data" office:value="1386" office:value-type="float">
            <text:p>138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3" office:value-type="float">
            <text:p>273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741" office:value-type="float">
            <text:p>741</text:p>
          </table:table-cell>
          <table:table-cell ns42:value-type="float" table:style-name="TL_20_Data" office:value="1468" office:value-type="float">
            <text:p>146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B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.B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1" office:value-type="float">
            <text:p>1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769" office:value-type="float">
            <text:p>7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9" office:value-type="float">
            <text:p>25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31" office:value-type="float">
            <text:p>731</text:p>
          </table:table-cell>
          <table:table-cell ns42:value-type="float" table:style-name="TL_20_Data" office:value="639" office:value-type="float">
            <text:p>639</text:p>
          </table:table-cell>
          <table:table-cell ns42:value-type="float" table:style-name="TL_20_Data" office:value="1370" office:value-type="float">
            <text:p>137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663" office:value-type="float">
            <text:p>66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.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0" office:value-type="float">
            <text:p>1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598" office:value-type="float">
            <text:p>59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.B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89" office:value-type="float">
            <text:p>3289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80" office:value-type="float">
            <text:p>80</text:p>
          </table:table-cell>
          <table:table-cell table:style-name="TL_20_Data"/>
          <table:table-cell ns42:value-type="float" table:style-name="TL_20_Data" office:value="9178" office:value-type="float">
            <text:p>9178</text:p>
          </table:table-cell>
          <table:table-cell ns42:value-type="float" table:style-name="TL_20_Data" office:value="8834" office:value-type="float">
            <text:p>8834</text:p>
          </table:table-cell>
          <table:table-cell ns42:value-type="float" table:style-name="TL_20_Data" office:value="18012" office:value-type="float">
            <text:p>18012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ce41" office:value="218" office:value-type="float">
            <text:p>2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19" office:value-type="float">
            <text:p>3619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80" office:value-type="float">
            <text:p>80</text:p>
          </table:table-cell>
          <table:table-cell table:style-name="TL_20_Data"/>
          <table:table-cell ns42:value-type="float" table:style-name="TL_20_Data" office:value="9917" office:value-type="float">
            <text:p>9917</text:p>
          </table:table-cell>
          <table:table-cell ns42:value-type="float" table:style-name="TL_20_Data" office:value="9508" office:value-type="float">
            <text:p>9508</text:p>
          </table:table-cell>
          <table:table-cell ns42:value-type="float" table:style-name="TL_20_Data" office:value="19425" office:value-type="float">
            <text:p>19425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ce41" office:value="227" office:value-type="float">
            <text:p>2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Gass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Kostvli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asselterbo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asselterboer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Gasselternij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Gasselternijve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4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25" office:value-type="float">
            <text:p>12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Gasselternij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asselternij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498" office:value-type="float">
            <text:p>49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asselternijveenschemon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65" office:value-type="float">
            <text:p>36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015" office:value-type="float">
            <text:p>1015</text:p>
          </table:table-cell>
          <table:table-cell ns42:value-type="float" table:style-name="TL_20_Data" office:value="906" office:value-type="float">
            <text:p>906</text:p>
          </table:table-cell>
          <table:table-cell ns42:value-type="float" table:style-name="TL_20_Data" office:value="1921" office:value-type="float">
            <text:p>192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Gass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Kostvli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Gasselterbo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Gasselterboer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Gasselternij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Gasselternijveensche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7"/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41" office:value-type="float">
            <text:p>44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176" office:value-type="float">
            <text:p>1176</text:p>
          </table:table-cell>
          <table:table-cell ns42:value-type="float" table:style-name="TL_20_Data" office:value="1070" office:value-type="float">
            <text:p>1070</text:p>
          </table:table-cell>
          <table:table-cell ns42:value-type="float" table:style-name="TL_20_Data" office:value="2246" office:value-type="float">
            <text:p>2246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o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19" office:value-type="float">
            <text:p>1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Gie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28" office:value-type="float">
            <text:p>1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3" office:value-type="float">
            <text:p>13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656" office:value-type="float">
            <text:p>65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7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Gieten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on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7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9" office:value-type="float">
            <text:p>1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Veenhof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Zandvo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93" office:value-type="float">
            <text:p>9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ieterveen, 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Gie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324" table:style-name="TL_20_Data" table:number-columns-repeated="2" office:value-type="float">
            <text:p>324</text:p>
          </table:table-cell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Giet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on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538" office:value-type="float">
            <text:p>53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onnerve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6" office:value-type="float">
            <text:p>3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78" office:value-type="float">
            <text:p>878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682" office:value-type="float">
            <text:p>1682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9" office:value-type="float">
            <text:p>46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11" office:value-type="float">
            <text:p>1211</text:p>
          </table:table-cell>
          <table:table-cell ns42:value-type="float" table:style-name="TL_20_Data" office:value="1127" office:value-type="float">
            <text:p>1127</text:p>
          </table:table-cell>
          <table:table-cell ns42:value-type="float" table:style-name="TL_20_Data" office:value="2338" office:value-type="float">
            <text:p>2338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Ooster Havelte,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Ooster Havelt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Wester Hav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Eurs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Da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229" office:value-type="float">
            <text:p>22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h. de W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U</text:p>
          </table:table-cell>
          <table:table-cell ns42:value-type="string" office:value-type="string">
            <text:p>Geh. Uffelte-We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U</text:p>
          </table:table-cell>
          <table:table-cell ns42:value-type="string" office:value-type="string">
            <text:p>Geh. Uffelte-Oo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U</text:p>
          </table:table-cell>
          <table:table-cell ns42:value-type="string" office:value-type="string">
            <text:p>Geh. de Vaartstr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7"/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243" office:value-type="float">
            <text:p>243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h. Ve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Buurtsch. Nijent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h. Havelt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table:style-name="TL_20_Data" table:number-columns-repeated="7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W</text:p>
          </table:table-cell>
          <table:table-cell ns42:value-type="string" office:value-type="string">
            <text:p>Dorp Wapserveen-Oo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W</text:p>
          </table:table-cell>
          <table:table-cell ns42:value-type="string" office:value-type="string">
            <text:p>Dorp Wapserveen-We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50" office:value-type="float">
            <text:p>65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1699" office:value-type="float">
            <text:p>1699</text:p>
          </table:table-cell>
          <table:table-cell ns42:value-type="float" table:style-name="TL_20_Data" office:value="1476" office:value-type="float">
            <text:p>1476</text:p>
          </table:table-cell>
          <table:table-cell ns42:value-type="float" table:style-name="TL_20_Data" office:value="3175" office:value-type="float">
            <text:p>3175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06" office:value-type="float">
            <text:p>40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792" office:value-type="float">
            <text:p>792</text:p>
          </table:table-cell>
          <table:table-cell ns42:value-type="float" table:style-name="TL_20_Data" office:value="853" office:value-type="float">
            <text:p>853</text:p>
          </table:table-cell>
          <table:table-cell ns42:value-type="float" table:style-name="TL_20_Data" office:value="1645" office:value-type="float">
            <text:p>164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8" office:value-type="float">
            <text:p>35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793" office:value-type="float">
            <text:p>793</text:p>
          </table:table-cell>
          <table:table-cell ns42:value-type="float" table:style-name="TL_20_Data" office:value="1526" office:value-type="float">
            <text:p>152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6" office:value-type="float">
            <text:p>766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619" office:value-type="float">
            <text:p>1619</text:p>
          </table:table-cell>
          <table:table-cell ns42:value-type="float" table:style-name="TL_20_Data" office:value="1733" office:value-type="float">
            <text:p>1733</text:p>
          </table:table-cell>
          <table:table-cell ns42:value-type="float" table:style-name="TL_20_Data" office:value="3352" office:value-type="float">
            <text:p>3352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ce41" office:value="94" office:value-type="float">
            <text:p>9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1" office:value-type="float">
            <text:p>401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39" office:value-type="float">
            <text:p>939</text:p>
          </table:table-cell>
          <table:table-cell ns42:value-type="float" table:style-name="TL_20_Data" office:value="912" office:value-type="float">
            <text:p>912</text:p>
          </table:table-cell>
          <table:table-cell ns42:value-type="float" table:style-name="TL_20_Data" office:value="1851" office:value-type="float">
            <text:p>185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5" office:value-type="float">
            <text:p>13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6"/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314" office:value-type="float">
            <text:p>314</text:p>
          </table:table-cell>
          <table:table-cell ns42:value-type="float" table:style-name="TL_20_Data" office:value="663" office:value-type="float">
            <text:p>66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4" office:value-type="float">
            <text:p>58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464" office:value-type="float">
            <text:p>1464</text:p>
          </table:table-cell>
          <table:table-cell ns42:value-type="float" table:style-name="TL_20_Data" office:value="1396" office:value-type="float">
            <text:p>1396</text:p>
          </table:table-cell>
          <table:table-cell ns42:value-type="float" table:style-name="TL_20_Data" office:value="2860" office:value-type="float">
            <text:p>286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732" office:value-type="float">
            <text:p>73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Personen tijdelijk buiten de gem. verblijf houdende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878" office:value-type="float">
            <text:p>878</text:p>
          </table:table-cell>
          <table:table-cell ns42:value-type="float" table:style-name="TL_20_Data" office:value="776" office:value-type="float">
            <text:p>776</text:p>
          </table:table-cell>
          <table:table-cell ns42:value-type="float" table:style-name="TL_20_Data" office:value="1654" office:value-type="float">
            <text:p>165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448" office:value-type="float">
            <text:p>1448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4457" office:value-type="float">
            <text:p>4457</text:p>
          </table:table-cell>
          <table:table-cell ns42:value-type="float" table:style-name="TL_20_Data" office:value="4113" office:value-type="float">
            <text:p>4113</text:p>
          </table:table-cell>
          <table:table-cell ns42:value-type="float" table:style-name="TL_20_Data" office:value="8570" office:value-type="float">
            <text:p>8570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214" office:value-type="float">
            <text:p>2214</text:p>
          </table:table-cell>
          <table:table-cell ns42:value-type="float" table:style-name="TL_20_Data" office:value="91" office:value-type="float">
            <text:p>91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6078" office:value-type="float">
            <text:p>6078</text:p>
          </table:table-cell>
          <table:table-cell ns42:value-type="float" table:style-name="TL_20_Data" office:value="5846" office:value-type="float">
            <text:p>5846</text:p>
          </table:table-cell>
          <table:table-cell ns42:value-type="float" table:style-name="TL_20_Data" office:value="11924" office:value-type="float">
            <text:p>11924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ce41" office:value="136" office:value-type="float">
            <text:p>1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iaconie-Armhuis der Ned. Herv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33" office:value-type="float">
            <text:p>23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63" office:value-type="float">
            <text:p>563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1089" office:value-type="float">
            <text:p>108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1" office:value-type="float">
            <text:p>25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518" office:value-type="float">
            <text:p>518</text:p>
          </table:table-cell>
          <table:table-cell ns42:value-type="float" table:style-name="TL_20_Data" office:value="1030" office:value-type="float">
            <text:p>103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375" office:value-type="float">
            <text:p>37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7" office:value-type="float">
            <text:p>29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638" office:value-type="float">
            <text:p>638</text:p>
          </table:table-cell>
          <table:table-cell ns42:value-type="float" table:style-name="TL_20_Data" office:value="687" office:value-type="float">
            <text:p>687</text:p>
          </table:table-cell>
          <table:table-cell ns42:value-type="float" table:style-name="TL_20_Data" office:value="1325" office:value-type="float">
            <text:p>132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9" office:value-type="float">
            <text:p>459</text:p>
          </table:table-cell>
          <table:table-cell ns42:value-type="float" office:value="6" table:style-name="TL_20_Data" table:number-columns-repeated="2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926" office:value-type="float">
            <text:p>926</text:p>
          </table:table-cell>
          <table:table-cell ns42:value-type="float" table:style-name="TL_20_Data" office:value="1129" office:value-type="float">
            <text:p>1129</text:p>
          </table:table-cell>
          <table:table-cell ns42:value-type="float" table:style-name="TL_20_Data" office:value="2055" office:value-type="float">
            <text:p>2055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ce41" office:value="43" office:value-type="float">
            <text:p>4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8" office:value-type="float">
            <text:p>17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table:style-name="TL_20_Data" table:number-columns-repeated="4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28" office:value-type="float">
            <text:p>2028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4337" office:value-type="float">
            <text:p>4337</text:p>
          </table:table-cell>
          <table:table-cell ns42:value-type="float" table:style-name="TL_20_Data" office:value="4748" office:value-type="float">
            <text:p>4748</text:p>
          </table:table-cell>
          <table:table-cell ns42:value-type="float" table:style-name="TL_20_Data" office:value="9085" office:value-type="float">
            <text:p>9085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ce41" office:value="209" office:value-type="float">
            <text:p>20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4" office:value-type="float">
            <text:p>5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table:style-name="TL_20_Data" table:number-columns-repeated="4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8" office:value-type="float">
            <text:p>4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office:value="13" table:style-name="TL_20_Data" table:number-columns-repeated="2" office:value-type="float">
            <text:p>1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I</text:p>
          </table:table-cell>
          <table:table-cell ns42:value-type="string" office:value-type="string">
            <text:p>Zonder vaste woning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9" office:value-type="float">
            <text:p>11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554" office:value-type="float">
            <text:p>554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1067" office:value-type="float">
            <text:p>106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47" office:value-type="float">
            <text:p>2147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893" office:value-type="float">
            <text:p>4893</text:p>
          </table:table-cell>
          <table:table-cell ns42:value-type="float" table:style-name="TL_20_Data" office:value="5261" office:value-type="float">
            <text:p>5261</text:p>
          </table:table-cell>
          <table:table-cell ns42:value-type="float" table:style-name="TL_20_Data" office:value="10154" office:value-type="float">
            <text:p>10154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ce41" office:value="227" office:value-type="float">
            <text:p>2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fd. Nijeveensch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7" office:value-type="float">
            <text:p>9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fd. Nijeveen bo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00" office:value-type="float">
            <text:p>20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fd. Kol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fd. Kolderveen, bo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86" office:value-type="float">
            <text:p>2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fd. Kolderveen, bov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257" office:value-type="float">
            <text:p>125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535" office:value-type="float">
            <text:p>53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535" office:value-type="float">
            <text:p>53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No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Peest, N.H. Arm-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Peest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Norger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0" office:value-type="float">
            <text:p>13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Norgervaar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Zuidvelde, Tijd. aanw. Schip</text:p>
          </table:table-cell>
          <table:table-cell table:style-name="ce23"/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Westervelde, Tijd. aanw. Schip</text:p>
          </table:table-cell>
          <table:table-cell table:style-name="ce23"/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2" office:value-type="float">
            <text:p>18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Een, Tijd. aanw. Schip</text:p>
          </table:table-cell>
          <table:table-cell table:style-name="ce23"/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Langelo, Tijd. aanw. Schip</text:p>
          </table:table-cell>
          <table:table-cell table:style-name="ce23"/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45" office:value-type="float">
            <text:p>1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Tijd. aanw. Schip</text:p>
          </table:table-cell>
          <table:table-cell table:style-name="ce23"/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I. Gesticht</text:p>
          </table:table-cell>
          <table:table-cell table:style-name="ce23"/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334" office:value-type="float">
            <text:p>1334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462" office:value-type="float">
            <text:p>146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II. Inf. 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66" office:value-type="float">
            <text:p>6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II. Gesticht</text:p>
          </table:table-cell>
          <table:table-cell table:style-name="ce23"/>
          <table:table-cell/>
          <table:table-cell ns42:value-type="float" table:style-name="ce28" office:value="69" office:value-type="float">
            <text:p>69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164" office:value-type="float">
            <text:p>1164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337" office:value-type="float">
            <text:p>1337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Veenhuizen, III. Gesticht</text:p>
          </table:table-cell>
          <table:table-cell table:style-name="ce23"/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2:value-type="float" table:style-name="TL_20_Data" office:value="1204" office:value-type="float">
            <text:p>1204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328" office:value-type="float">
            <text:p>132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69" office:value-type="float">
            <text:p>369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235" office:value-type="float">
            <text:p>4235</text:p>
          </table:table-cell>
          <table:table-cell ns42:value-type="float" table:style-name="TL_20_Data" office:value="904" office:value-type="float">
            <text:p>904</text:p>
          </table:table-cell>
          <table:table-cell ns42:value-type="float" table:style-name="TL_20_Data" office:value="5139" office:value-type="float">
            <text:p>5139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98" office:value-type="float">
            <text:p>49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500" office:value-type="float">
            <text:p>4500</text:p>
          </table:table-cell>
          <table:table-cell ns42:value-type="float" table:style-name="TL_20_Data" office:value="1177" office:value-type="float">
            <text:p>1177</text:p>
          </table:table-cell>
          <table:table-cell ns42:value-type="float" table:style-name="TL_20_Data" office:value="5677" office:value-type="float">
            <text:p>5677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x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485" office:value-type="float">
            <text:p>48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a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22" office:value-type="float">
            <text:p>2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713" office:value-type="float">
            <text:p>71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66" office:value-type="float">
            <text:p>36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1834" office:value-type="float">
            <text:p>183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x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a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1" office:value-type="float">
            <text:p>10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ij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ijndijk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aantj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door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doorn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xlo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590" office:value-type="float">
            <text:p>59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1e Exlo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9" office:value-type="float">
            <text:p>1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857" office:value-type="float">
            <text:p>85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2e Exlo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6" office:value-type="float">
            <text:p>2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66" office:value-type="float">
            <text:p>766</text:p>
          </table:table-cell>
          <table:table-cell ns42:value-type="float" table:style-name="TL_20_Data" office:value="734" office:value-type="float">
            <text:p>734</text:p>
          </table:table-cell>
          <table:table-cell ns42:value-type="float" table:style-name="TL_20_Data" office:value="1500" office:value-type="float">
            <text:p>150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2e Exloermon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2e Exlo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56" office:value-type="float">
            <text:p>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345" office:value-type="float">
            <text:p>345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52" office:value-type="float">
            <text:p>6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ve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58" office:value-type="float">
            <text:p>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and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0" office:value-type="float">
            <text:p>34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938" office:value-type="float">
            <text:p>938</text:p>
          </table:table-cell>
          <table:table-cell ns42:value-type="float" table:style-name="TL_20_Data" office:value="927" office:value-type="float">
            <text:p>927</text:p>
          </table:table-cell>
          <table:table-cell ns42:value-type="float" table:style-name="TL_20_Data" office:value="1865" office:value-type="float">
            <text:p>186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Valth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82" office:value-type="float">
            <text:p>128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ns42:value-type="float" table:style-name="TL_20_Data" office:value="3517" office:value-type="float">
            <text:p>3517</text:p>
          </table:table-cell>
          <table:table-cell ns42:value-type="float" table:style-name="TL_20_Data" office:value="3365" office:value-type="float">
            <text:p>3365</text:p>
          </table:table-cell>
          <table:table-cell ns42:value-type="float" table:style-name="TL_20_Data" office:value="6882" office:value-type="float">
            <text:p>6882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ce41" office:value="140" office:value-type="float">
            <text:p>14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648" office:value-type="float">
            <text:p>164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ns42:value-type="float" table:style-name="TL_20_Data" office:value="4479" office:value-type="float">
            <text:p>4479</text:p>
          </table:table-cell>
          <table:table-cell ns42:value-type="float" table:style-name="TL_20_Data" office:value="4237" office:value-type="float">
            <text:p>4237</text:p>
          </table:table-cell>
          <table:table-cell ns42:value-type="float" table:style-name="TL_20_Data" office:value="8716" office:value-type="float">
            <text:p>8716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ce41" office:value="144" office:value-type="float">
            <text:p>1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Oosterhess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de Klen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7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G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21" office:value-type="float">
            <text:p>421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Zwi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Zwindersche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Zwindersche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urtsch. Zwindersche vel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6" office:value-type="float">
            <text:p>186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69" office:value-type="float">
            <text:p>569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1060" office:value-type="float">
            <text:p>106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Oosterhess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Oosterhessel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Klen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G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13" office:value-type="float">
            <text:p>1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Zwi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Gees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0" office:value-type="float">
            <text:p>9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Zwindersche 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Zwindersche 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4" office:value-type="float">
            <text:p>84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0" office:value-type="float">
            <text:p>270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02" office:value-type="float">
            <text:p>802</text:p>
          </table:table-cell>
          <table:table-cell ns42:value-type="float" table:style-name="TL_20_Data" office:value="714" office:value-type="float">
            <text:p>714</text:p>
          </table:table-cell>
          <table:table-cell ns42:value-type="float" table:style-name="TL_20_Data" office:value="1516" office:value-type="float">
            <text:p>151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Pol, Arm- en werkhuis der Ned. Herv. Diac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de Pol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o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7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9" office:value-type="float">
            <text:p>1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Klun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table:style-name="TL_20_Data" table:number-columns-repeated="7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Klund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3" office:value-type="float">
            <text:p>18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921" office:value-type="float">
            <text:p>92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49" office:value-type="float">
            <text:p>34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01" office:value-type="float">
            <text:p>901</text:p>
          </table:table-cell>
          <table:table-cell ns42:value-type="float" table:style-name="TL_20_Data" office:value="840" office:value-type="float">
            <text:p>840</text:p>
          </table:table-cell>
          <table:table-cell ns42:value-type="float" table:style-name="TL_20_Data" office:value="1741" office:value-type="float">
            <text:p>174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Ro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572" office:value-type="float">
            <text:p>57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Liev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47" table:style-name="TL_20_Data" table:number-columns-repeated="2" office:value-type="float">
            <text:p>47</text:p>
          </table:table-cell>
          <table:table-cell ns42:value-type="float" table:style-name="TL_20_Data" office:value="94" office:value-type="float">
            <text:p>9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Steen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Niet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Leutinge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31" table:style-name="TL_20_Data" table:number-columns-repeated="2" office:value-type="float">
            <text:p>31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h. Roder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1051" office:value-type="float">
            <text:p>105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Roden,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Rod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 table:number-columns-repeated="7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72" office:value-type="float">
            <text:p>17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Rod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iev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Alteve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42" office:value-type="float">
            <text:p>1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Rodere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4" office:value-type="float">
            <text:p>7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Rod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2" office:value-type="float">
            <text:p>11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57" office:value-type="float">
            <text:p>5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Zu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Terheij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Niet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eutinge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7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24" office:value-type="float">
            <text:p>2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Leutingewo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Foks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table:style-name="TL_20_Data" table:number-columns-repeated="7"/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334" office:value-type="float">
            <text:p>3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Roderw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Sandebuu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Matslo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Matsloo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51" office:value-type="float">
            <text:p>45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109" office:value-type="float">
            <text:p>1109</text:p>
          </table:table-cell>
          <table:table-cell ns42:value-type="float" table:style-name="TL_20_Data" office:value="1056" office:value-type="float">
            <text:p>1056</text:p>
          </table:table-cell>
          <table:table-cell ns42:value-type="float" table:style-name="TL_20_Data" office:value="2165" office:value-type="float">
            <text:p>216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54" office:value-type="float">
            <text:p>65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635" office:value-type="float">
            <text:p>1635</text:p>
          </table:table-cell>
          <table:table-cell ns42:value-type="float" table:style-name="TL_20_Data" office:value="1581" office:value-type="float">
            <text:p>1581</text:p>
          </table:table-cell>
          <table:table-cell ns42:value-type="float" table:style-name="TL_20_Data" office:value="3216" office:value-type="float">
            <text:p>3216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R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5" office:value-type="float">
            <text:p>13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Grol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Schoon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4" office:value-type="float">
            <text:p>1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lders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office:value="5" table:style-name="TL_20_Data" table:number-columns-repeated="2" office:value-type="float">
            <text:p>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Duur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al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85" office:value-type="float">
            <text:p>18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allo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8" office:value-type="float">
            <text:p>25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63" office:value-type="float">
            <text:p>763</text:p>
          </table:table-cell>
          <table:table-cell ns42:value-type="float" table:style-name="TL_20_Data" office:value="711" office:value-type="float">
            <text:p>711</text:p>
          </table:table-cell>
          <table:table-cell ns42:value-type="float" table:style-name="TL_20_Data" office:value="1474" office:value-type="float">
            <text:p>147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R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Grol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Schoon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A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ke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l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Geel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Elders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Nijla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Duur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al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9" office:value-type="float">
            <text:p>6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11" office:value-type="float">
            <text:p>411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27" office:value-type="float">
            <text:p>32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979" office:value-type="float">
            <text:p>979</text:p>
          </table:table-cell>
          <table:table-cell ns42:value-type="float" table:style-name="TL_20_Data" office:value="906" office:value-type="float">
            <text:p>906</text:p>
          </table:table-cell>
          <table:table-cell ns42:value-type="float" table:style-name="TL_20_Data" office:value="1885" office:value-type="float">
            <text:p>188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jkveld, Arm-en werk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jkve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79" office:value-type="float">
            <text:p>7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ijss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Pos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He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Oldenha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22" office:value-type="float">
            <text:p>12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Koekang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Ruinerwei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Ruin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rm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7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lank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Noordha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79" office:value-type="float">
            <text:p>7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nser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tt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55" office:value-type="float">
            <text:p>5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endersc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Enge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15" office:value-type="float">
            <text:p>1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aterleu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Ach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49" office:value-type="float">
            <text:p>24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Geuz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An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272" office:value-type="float">
            <text:p>2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Rheebrug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Anser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An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Kra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Nui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Eurs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Bult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Pe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h. Oost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Zwartschaa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Pess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92" office:value-type="float">
            <text:p>9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Stuifz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49" table:style-name="TL_20_Data" table:number-columns-repeated="2" office:value-type="float">
            <text:p>49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Stadt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To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office:value="24" table:style-name="TL_20_Data" table:number-columns-repeated="2" office:value-type="float">
            <text:p>24</text:p>
          </table:table-cell>
          <table:table-cell ns42:value-type="float" table:style-name="TL_20_Data" office:value="48" office:value-type="float">
            <text:p>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Fluit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39" office:value-type="float">
            <text:p>1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eh. Kal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Hondha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Holt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Ech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Echten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Geh. Echtinger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86" office:value-type="float">
            <text:p>8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2" office:value-type="float">
            <text:p>60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612" office:value-type="float">
            <text:p>1612</text:p>
          </table:table-cell>
          <table:table-cell ns42:value-type="float" table:style-name="TL_20_Data" office:value="1448" office:value-type="float">
            <text:p>1448</text:p>
          </table:table-cell>
          <table:table-cell ns42:value-type="float" table:style-name="TL_20_Data" office:value="3060" office:value-type="float">
            <text:p>306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04" office:value-type="float">
            <text:p>70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874" office:value-type="float">
            <text:p>1874</text:p>
          </table:table-cell>
          <table:table-cell ns42:value-type="float" table:style-name="TL_20_Data" office:value="1667" office:value-type="float">
            <text:p>1667</text:p>
          </table:table-cell>
          <table:table-cell ns42:value-type="float" table:style-name="TL_20_Data" office:value="3541" office:value-type="float">
            <text:p>354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ijk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401" office:value-type="float">
            <text:p>40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oerste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438" office:value-type="float">
            <text:p>43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ost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7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39" office:value-type="float">
            <text:p>3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uige Kluf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84" office:value-type="float">
            <text:p>38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le Kluf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iter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lijdenst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Kr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aakswold, Diac. Armhuis der Ned. Herv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aakswo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15" office:value-type="float">
            <text:p>21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we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weelo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roek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Weerwi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70" office:value-type="float">
            <text:p>27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3" office:value-type="float">
            <text:p>38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20" office:value-type="float">
            <text:p>1020</text:p>
          </table:table-cell>
          <table:table-cell ns42:value-type="float" table:style-name="TL_20_Data" office:value="966" office:value-type="float">
            <text:p>966</text:p>
          </table:table-cell>
          <table:table-cell ns42:value-type="float" table:style-name="TL_20_Data" office:value="1986" office:value-type="float">
            <text:p>198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4" office:value-type="float">
            <text:p>48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246" office:value-type="float">
            <text:p>1246</text:p>
          </table:table-cell>
          <table:table-cell ns42:value-type="float" table:style-name="TL_20_Data" office:value="1178" office:value-type="float">
            <text:p>1178</text:p>
          </table:table-cell>
          <table:table-cell ns42:value-type="float" table:style-name="TL_20_Data" office:value="2424" office:value-type="float">
            <text:p>242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, Diaconie Arm-en werkhuis der N.H.G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473" office:value-type="float">
            <text:p>473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882" office:value-type="float">
            <text:p>882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Schoonebeek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choonebeek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ieuw Schoone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5" office:value-type="float">
            <text:p>1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42" office:value-type="float">
            <text:p>442</text:p>
          </table:table-cell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867" office:value-type="float">
            <text:p>86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77" office:value-type="float">
            <text:p>37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66" office:value-type="float">
            <text:p>1066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2051" office:value-type="float">
            <text:p>2051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7" office:value-type="float">
            <text:p>37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67" office:value-type="float">
            <text:p>1067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2052" office:value-type="float">
            <text:p>205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l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ph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ordsl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table:style-name="TL_20_Data" table:number-columns-repeated="7"/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r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choo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choonoor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 Ho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55" office:value-type="float">
            <text:p>5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9" office:value-type="float">
            <text:p>29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875" office:value-type="float">
            <text:p>875</text:p>
          </table:table-cell>
          <table:table-cell ns42:value-type="float" table:style-name="TL_20_Data" office:value="860" office:value-type="float">
            <text:p>860</text:p>
          </table:table-cell>
          <table:table-cell ns42:value-type="float" table:style-name="TL_20_Data" office:value="1735" office:value-type="float">
            <text:p>1735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leen,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le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ph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ordsl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Vo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aantj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35" office:value-type="float">
            <text:p>1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pm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r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7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66" office:value-type="float">
            <text:p>1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rm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choo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eenoord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Holsloots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 Ho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chimmela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2" office:value-type="float">
            <text:p>38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office:value="2" table:style-name="TL_20_Data" table:number-columns-repeated="2" office:value-type="float">
            <text:p>2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009" office:value-type="float">
            <text:p>1009</text:p>
          </table:table-cell>
          <table:table-cell ns42:value-type="float" table:style-name="TL_20_Data" office:value="870" office:value-type="float">
            <text:p>870</text:p>
          </table:table-cell>
          <table:table-cell ns42:value-type="float" table:style-name="TL_20_Data" office:value="1879" office:value-type="float">
            <text:p>187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81" office:value-type="float">
            <text:p>68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1884" office:value-type="float">
            <text:p>1884</text:p>
          </table:table-cell>
          <table:table-cell ns42:value-type="float" table:style-name="TL_20_Data" office:value="1730" office:value-type="float">
            <text:p>1730</text:p>
          </table:table-cell>
          <table:table-cell ns42:value-type="float" table:style-name="TL_20_Data" office:value="3614" office:value-type="float">
            <text:p>3614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9" office:value-type="float">
            <text:p>18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861" office:value-type="float">
            <text:p>86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ijkersmi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0" office:value-type="float">
            <text:p>14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664" office:value-type="float">
            <text:p>66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9" office:value-type="float">
            <text:p>329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757" office:value-type="float">
            <text:p>757</text:p>
          </table:table-cell>
          <table:table-cell ns42:value-type="float" table:style-name="TL_20_Data" office:value="768" office:value-type="float">
            <text:p>768</text:p>
          </table:table-cell>
          <table:table-cell ns42:value-type="float" table:style-name="TL_20_Data" office:value="1525" office:value-type="float">
            <text:p>1525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smi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7" office:value-type="float">
            <text:p>22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528" office:value-type="float">
            <text:p>528</text:p>
          </table:table-cell>
          <table:table-cell ns42:value-type="float" table:style-name="TL_20_Data" office:value="1106" office:value-type="float">
            <text:p>110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smil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smi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, Arm-en werk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81" office:value-type="float">
            <text:p>1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ve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ijkersmilde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ijkersmild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443" office:value-type="float">
            <text:p>443</text:p>
          </table:table-cell>
          <table:table-cell table:style-name="TL_20_Data"/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ogersmi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789" office:value-type="float">
            <text:p>78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ogersmil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59" office:value-type="float">
            <text:p>1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ogersmi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71" office:value-type="float">
            <text:p>67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851" office:value-type="float">
            <text:p>1851</text:p>
          </table:table-cell>
          <table:table-cell ns42:value-type="float" table:style-name="TL_20_Data" office:value="1611" office:value-type="float">
            <text:p>1611</text:p>
          </table:table-cell>
          <table:table-cell ns42:value-type="float" table:style-name="TL_20_Data" office:value="3462" office:value-type="float">
            <text:p>3462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ce41" office:value="52" office:value-type="float">
            <text:p>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00" office:value-type="float">
            <text:p>1000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ns42:value-type="float" table:style-name="TL_20_Data" office:value="2608" office:value-type="float">
            <text:p>2608</text:p>
          </table:table-cell>
          <table:table-cell ns42:value-type="float" table:style-name="TL_20_Data" office:value="2379" office:value-type="float">
            <text:p>2379</text:p>
          </table:table-cell>
          <table:table-cell ns42:value-type="float" table:style-name="TL_20_Data" office:value="4987" office:value-type="float">
            <text:p>4987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ce41" office:value="79" office:value-type="float">
            <text:p>7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led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ledd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led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lder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a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ijensl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353" office:value-type="float">
            <text:p>35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ijensleek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7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93" office:value-type="float">
            <text:p>19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Frederiksoord, Kolonie der Maatsch. v. Weldadigheid</text:p>
          </table:table-cell>
          <table:table-cell table:style-name="ce23"/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Frederiksoor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39" office:value-type="float">
            <text:p>43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1298" office:value-type="float">
            <text:p>1298</text:p>
          </table:table-cell>
          <table:table-cell ns42:value-type="float" table:style-name="TL_20_Data" office:value="1083" office:value-type="float">
            <text:p>1083</text:p>
          </table:table-cell>
          <table:table-cell ns42:value-type="float" table:style-name="TL_20_Data" office:value="2381" office:value-type="float">
            <text:p>2381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9" office:value-type="float">
            <text:p>50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1475" office:value-type="float">
            <text:p>1475</text:p>
          </table:table-cell>
          <table:table-cell ns42:value-type="float" table:style-name="TL_20_Data" office:value="1234" office:value-type="float">
            <text:p>1234</text:p>
          </table:table-cell>
          <table:table-cell ns42:value-type="float" table:style-name="TL_20_Data" office:value="2709" office:value-type="float">
            <text:p>2709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ries, Diaconiehuis der N.H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ries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o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97" office:value-type="float">
            <text:p>297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ijn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ijnaarlo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eg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1" office:value-type="float">
            <text:p>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ij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er 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70" office:value-type="float">
            <text:p>37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945" office:value-type="float">
            <text:p>945</text:p>
          </table:table-cell>
          <table:table-cell ns42:value-type="float" table:style-name="TL_20_Data" office:value="844" office:value-type="float">
            <text:p>844</text:p>
          </table:table-cell>
          <table:table-cell ns42:value-type="float" table:style-name="TL_20_Data" office:value="1789" office:value-type="float">
            <text:p>178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rie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ond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Bun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187" office:value-type="float">
            <text:p>18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W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e Pun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de Pun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ijn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eg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Oudemo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91" office:value-type="float">
            <text:p>9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Rhe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office:value="12" table:style-name="TL_20_Data" table:number-columns-repeated="2" office:value-type="float">
            <text:p>12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Benko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Ubben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ij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Ter 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Geh. Zeij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690" office:value-type="float">
            <text:p>690</text:p>
          </table:table-cell>
          <table:table-cell ns42:value-type="float" table:style-name="TL_20_Data" office:value="1423" office:value-type="float">
            <text:p>1423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44" office:value-type="float">
            <text:p>64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678" office:value-type="float">
            <text:p>1678</text:p>
          </table:table-cell>
          <table:table-cell ns42:value-type="float" table:style-name="TL_20_Data" office:value="1534" office:value-type="float">
            <text:p>1534</text:p>
          </table:table-cell>
          <table:table-cell ns42:value-type="float" table:style-name="TL_20_Data" office:value="3212" office:value-type="float">
            <text:p>3212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4" office:value-type="float">
            <text:p>10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Zwigg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7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lp, Arm-en werkhuis der N.H. Diac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l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rve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80" office:value-type="float">
            <text:p>18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Coeh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office:value="28" table:style-name="TL_20_Data" table:number-columns-repeated="2" office:value-type="float">
            <text:p>28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Coehoor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Coehoor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urz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runt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arm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4" office:value-type="float">
            <text:p>7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al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Mant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74" office:value-type="float">
            <text:p>17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ieuwer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7" office:value-type="float">
            <text:p>327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56" office:value-type="float">
            <text:p>65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73" office:value-type="float">
            <text:p>37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1045" office:value-type="float">
            <text:p>1045</text:p>
          </table:table-cell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1975" office:value-type="float">
            <text:p>197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77" office:value-type="float">
            <text:p>477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1361" office:value-type="float">
            <text:p>1361</text:p>
          </table:table-cell>
          <table:table-cell ns42:value-type="float" table:style-name="TL_20_Data" office:value="1237" office:value-type="float">
            <text:p>1237</text:p>
          </table:table-cell>
          <table:table-cell ns42:value-type="float" table:style-name="TL_20_Data" office:value="2598" office:value-type="float">
            <text:p>259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2" office:value-type="float">
            <text:p>41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ssensl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em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office:value="13" table:style-name="TL_20_Data" table:number-columns-repeated="2" office:value-type="float">
            <text:p>1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aal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n Hof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oste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7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, Arm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1" office:value-type="float">
            <text:p>1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jkbrug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unn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oo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ehn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avix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okk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chip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Knijp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eld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ld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jkstalligerhui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loet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office:value="15" table:style-name="TL_20_Data" table:number-columns-repeated="2" office:value-type="float">
            <text:p>15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g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office:value="22" table:style-name="TL_20_Data" table:number-columns-repeated="2" office:value-type="float">
            <text:p>22</text:p>
          </table:table-cell>
          <table:table-cell ns42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ga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Hoe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oog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Os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Rus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E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age Lint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Zuid Koeka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oord Koeka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oekang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90" office:value-type="float">
            <text:p>190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choon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oog Lint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oekanger Dwar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Tijd. in Duitschland aanw. pers.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165" office:value-type="float">
            <text:p>1165</text:p>
          </table:table-cell>
          <table:table-cell ns42:value-type="float" table:style-name="TL_20_Data" office:value="1076" office:value-type="float">
            <text:p>1076</text:p>
          </table:table-cell>
          <table:table-cell ns42:value-type="float" table:style-name="TL_20_Data" office:value="2241" office:value-type="float">
            <text:p>224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0" office:value-type="float">
            <text:p>46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375" office:value-type="float">
            <text:p>1375</text:p>
          </table:table-cell>
          <table:table-cell ns42:value-type="float" table:style-name="TL_20_Data" office:value="1278" office:value-type="float">
            <text:p>1278</text:p>
          </table:table-cell>
          <table:table-cell ns42:value-type="float" table:style-name="TL_20_Data" office:value="2653" office:value-type="float">
            <text:p>2653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1" office:value-type="float">
            <text:p>251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579" office:value-type="float">
            <text:p>579</text:p>
          </table:table-cell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1184" office:value-type="float">
            <text:p>1184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1" office:value-type="float">
            <text:p>251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607" office:value-type="float">
            <text:p>607</text:p>
          </table:table-cell>
          <table:table-cell ns42:value-type="float" table:style-name="TL_20_Data" office:value="1191" office:value-type="float">
            <text:p>119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chuilingsoo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Midlaren, Diac. Arm-en werk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Midlar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Groe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Groeve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uidlaar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7" office:value-type="float">
            <text:p>34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nenoord, Krankzinnige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35" office:value-type="float">
            <text:p>3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nnenoor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88" office:value-type="float">
            <text:p>28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814" office:value-type="float">
            <text:p>814</text:p>
          </table:table-cell>
          <table:table-cell ns42:value-type="float" table:style-name="TL_20_Data" office:value="766" office:value-type="float">
            <text:p>766</text:p>
          </table:table-cell>
          <table:table-cell ns42:value-type="float" table:style-name="TL_20_Data" office:value="1580" office:value-type="float">
            <text:p>1580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39" office:value-type="float">
            <text:p>539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398" office:value-type="float">
            <text:p>1398</text:p>
          </table:table-cell>
          <table:table-cell ns42:value-type="float" table:style-name="TL_20_Data" office:value="1373" office:value-type="float">
            <text:p>1373</text:p>
          </table:table-cell>
          <table:table-cell ns42:value-type="float" table:style-name="TL_20_Data" office:value="2771" office:value-type="float">
            <text:p>2771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erken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een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en 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ubb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een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erken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chotter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ei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ijstad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Rabb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Piep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loem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Veen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ag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69" office:value-type="float">
            <text:p>1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Modderg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ild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Kerken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Zand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raam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ind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Vuile Rie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table:style-name="TL_20_Data" table:number-columns-repeated="7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aardelan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0" office:value-type="float">
            <text:p>7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chrap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96" office:value-type="float">
            <text:p>9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ost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lteve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lteve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lteveer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sterveld, Diac. Arm- en 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sterve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Fo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rog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azu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Middel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emmenho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37" office:value-type="float">
            <text:p>63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705" office:value-type="float">
            <text:p>1705</text:p>
          </table:table-cell>
          <table:table-cell ns42:value-type="float" table:style-name="TL_20_Data" office:value="1515" office:value-type="float">
            <text:p>1515</text:p>
          </table:table-cell>
          <table:table-cell ns42:value-type="float" table:style-name="TL_20_Data" office:value="3220" office:value-type="float">
            <text:p>3220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13" office:value-type="float">
            <text:p>71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881" office:value-type="float">
            <text:p>1881</text:p>
          </table:table-cell>
          <table:table-cell ns42:value-type="float" table:style-name="TL_20_Data" office:value="1669" office:value-type="float">
            <text:p>1669</text:p>
          </table:table-cell>
          <table:table-cell ns42:value-type="float" table:style-name="TL_20_Data" office:value="3550" office:value-type="float">
            <text:p>3550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, Kaz. Kon. Marechaussee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" office:value-type="float">
            <text:p>5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Benn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7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Aal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196" office:value-type="float">
            <text:p>19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Mepp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302" office:value-type="float">
            <text:p>30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ezu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7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94" office:value-type="float">
            <text:p>19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Wezuper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. Ellerts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7" office:value-type="float">
            <text:p>5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0" office:value-type="float">
            <text:p>190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1012" office:value-type="float">
            <text:p>101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44" office:value-type="float">
            <text:p>24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612" office:value-type="float">
            <text:p>612</text:p>
          </table:table-cell>
          <table:table-cell ns42:value-type="float" table:style-name="TL_20_Data" office:value="1319" office:value-type="float">
            <text:p>131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51" office:value-type="float">
            <text:p>75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119" office:value-type="float">
            <text:p>2119</text:p>
          </table:table-cell>
          <table:table-cell ns42:value-type="float" table:style-name="TL_20_Data" office:value="1952" office:value-type="float">
            <text:p>1952</text:p>
          </table:table-cell>
          <table:table-cell ns42:value-type="float" table:style-name="TL_20_Data" office:value="4071" office:value-type="float">
            <text:p>407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39" office:value-type="float">
            <text:p>83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302" office:value-type="float">
            <text:p>2302</text:p>
          </table:table-cell>
          <table:table-cell ns42:value-type="float" table:style-name="TL_20_Data" office:value="2078" office:value-type="float">
            <text:p>2078</text:p>
          </table:table-cell>
          <table:table-cell ns42:value-type="float" table:style-name="TL_20_Data" office:value="4380" office:value-type="float">
            <text:p>4380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257" office:value-type="float">
            <text:p>125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-2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64" office:value-type="float">
            <text:p>1864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office:value="1" table:style-name="TL_20_Data" table:number-columns-repeated="3" office:value-type="float">
            <text:p>1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5069" office:value-type="float">
            <text:p>5069</text:p>
          </table:table-cell>
          <table:table-cell ns42:value-type="float" table:style-name="TL_20_Data" office:value="4639" office:value-type="float">
            <text:p>4639</text:p>
          </table:table-cell>
          <table:table-cell ns42:value-type="float" table:style-name="TL_20_Data" office:value="9708" office:value-type="float">
            <text:p>9708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ce41" office:value="47" office:value-type="float">
            <text:p>4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17" office:value-type="float">
            <text:p>4817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2783" office:value-type="float">
            <text:p>12783</text:p>
          </table:table-cell>
          <table:table-cell ns42:value-type="float" table:style-name="TL_20_Data" office:value="12199" office:value-type="float">
            <text:p>12199</text:p>
          </table:table-cell>
          <table:table-cell ns42:value-type="float" table:style-name="TL_20_Data" office:value="24982" office:value-type="float">
            <text:p>24982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ce41" office:value="229" office:value-type="float">
            <text:p>2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669" office:value-type="float">
            <text:p>6669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070" office:value-type="float">
            <text:p>18070</text:p>
          </table:table-cell>
          <table:table-cell ns42:value-type="float" table:style-name="TL_20_Data" office:value="16161" office:value-type="float">
            <text:p>16161</text:p>
          </table:table-cell>
          <table:table-cell ns42:value-type="float" table:style-name="TL_20_Data" office:value="34231" office:value-type="float">
            <text:p>34231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ce41" office:value="288" office:value-type="float">
            <text:p>28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27" office:value-type="float">
            <text:p>102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765" office:value-type="float">
            <text:p>2765</text:p>
          </table:table-cell>
          <table:table-cell ns42:value-type="float" table:style-name="TL_20_Data" office:value="2461" office:value-type="float">
            <text:p>2461</text:p>
          </table:table-cell>
          <table:table-cell ns42:value-type="float" table:style-name="TL_20_Data" office:value="5226" office:value-type="float">
            <text:p>5226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0744.47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513" office:value-type="float">
            <text:p>12513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3623" office:value-type="float">
            <text:p>33623</text:p>
          </table:table-cell>
          <table:table-cell ns42:value-type="float" table:style-name="TL_20_Data" office:value="30822" office:value-type="float">
            <text:p>30822</text:p>
          </table:table-cell>
          <table:table-cell ns42:value-type="float" table:style-name="TL_20_Data" office:value="64445" office:value-type="float">
            <text:p>64445</text:p>
          </table:table-cell>
          <table:table-cell ns42:value-type="float" table:style-name="TL_20_Data" office:value="779" office:value-type="float">
            <text:p>779</text:p>
          </table:table-cell>
          <table:table-cell ns42:value-type="float" table:style-name="ce41" office:value="545" office:value-type="float">
            <text:p>5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98" office:value-type="float">
            <text:p>179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9" office:value-type="float">
            <text:p>79</text:p>
          </table:table-cell>
          <table:table-cell table:style-name="TL_20_Data" table:number-columns-repeated="2"/>
          <table:table-cell ns42:value-type="float" table:style-name="TL_20_Data" office:value="4600" office:value-type="float">
            <text:p>4600</text:p>
          </table:table-cell>
          <table:table-cell ns42:value-type="float" table:style-name="TL_20_Data" office:value="4352" office:value-type="float">
            <text:p>4352</text:p>
          </table:table-cell>
          <table:table-cell ns42:value-type="float" table:style-name="TL_20_Data" office:value="8952" office:value-type="float">
            <text:p>895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72" office:value-type="float">
            <text:p>1772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146" office:value-type="float">
            <text:p>8146</text:p>
          </table:table-cell>
          <table:table-cell ns42:value-type="float" table:style-name="TL_20_Data" office:value="4596" office:value-type="float">
            <text:p>4596</text:p>
          </table:table-cell>
          <table:table-cell ns42:value-type="float" table:style-name="TL_20_Data" office:value="12742" office:value-type="float">
            <text:p>12742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ce41" office:value="198" office:value-type="float">
            <text:p>19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10795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570" office:value-type="float">
            <text:p>357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749" office:value-type="float">
            <text:p>12749</text:p>
          </table:table-cell>
          <table:table-cell ns42:value-type="float" table:style-name="TL_20_Data" office:value="8948" office:value-type="float">
            <text:p>8948</text:p>
          </table:table-cell>
          <table:table-cell ns42:value-type="float" table:style-name="TL_20_Data" office:value="21697" office:value-type="float">
            <text:p>21697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ce41" office:value="232" office:value-type="float">
            <text:p>2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98" office:value-type="float">
            <text:p>4398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3" office:value-type="float">
            <text:p>63</text:p>
          </table:table-cell>
          <table:table-cell table:style-name="TL_20_Data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ns42:value-type="float" table:style-name="TL_20_Data" office:value="9777" office:value-type="float">
            <text:p>9777</text:p>
          </table:table-cell>
          <table:table-cell ns42:value-type="float" table:style-name="TL_20_Data" office:value="10449" office:value-type="float">
            <text:p>10449</text:p>
          </table:table-cell>
          <table:table-cell ns42:value-type="float" table:style-name="TL_20_Data" office:value="20226" office:value-type="float">
            <text:p>20226</text:p>
          </table:table-cell>
          <table:table-cell ns42:value-type="float" table:style-name="TL_20_Data" office:value="630" office:value-type="float">
            <text:p>630</text:p>
          </table:table-cell>
          <table:table-cell ns42:value-type="float" table:style-name="ce41" office:value="453" office:value-type="float">
            <text:p>4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860" office:value-type="float">
            <text:p>5860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6673" office:value-type="float">
            <text:p>16673</text:p>
          </table:table-cell>
          <table:table-cell ns42:value-type="float" table:style-name="TL_20_Data" office:value="15781" office:value-type="float">
            <text:p>15781</text:p>
          </table:table-cell>
          <table:table-cell ns42:value-type="float" table:style-name="TL_20_Data" office:value="32454" office:value-type="float">
            <text:p>32454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ce41" office:value="344" office:value-type="float">
            <text:p>3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0846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258" office:value-type="float">
            <text:p>10258</text:p>
          </table:table-cell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6460" office:value-type="float">
            <text:p>26460</text:p>
          </table:table-cell>
          <table:table-cell ns42:value-type="float" table:style-name="TL_20_Data" office:value="26234" office:value-type="float">
            <text:p>26234</text:p>
          </table:table-cell>
          <table:table-cell ns42:value-type="float" table:style-name="TL_20_Data" office:value="52694" office:value-type="float">
            <text:p>52694</text:p>
          </table:table-cell>
          <table:table-cell ns42:value-type="float" table:style-name="TL_20_Data" office:value="1034" office:value-type="float">
            <text:p>1034</text:p>
          </table:table-cell>
          <table:table-cell ns42:value-type="float" table:style-name="ce41" office:value="797" office:value-type="float">
            <text:p>79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64" office:value-type="float">
            <text:p>11764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630" office:value-type="float">
            <text:p>630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9279" office:value-type="float">
            <text:p>29279</text:p>
          </table:table-cell>
          <table:table-cell ns42:value-type="float" table:style-name="TL_20_Data" office:value="28952" office:value-type="float">
            <text:p>28952</text:p>
          </table:table-cell>
          <table:table-cell ns42:value-type="float" table:style-name="TL_20_Data" office:value="58231" office:value-type="float">
            <text:p>58231</text:p>
          </table:table-cell>
          <table:table-cell ns42:value-type="float" table:style-name="TL_20_Data" office:value="1066" office:value-type="float">
            <text:p>1066</text:p>
          </table:table-cell>
          <table:table-cell ns42:value-type="float" table:style-name="ce41" office:value="739" office:value-type="float">
            <text:p>7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140" office:value-type="float">
            <text:p>15140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45191" office:value-type="float">
            <text:p>45191</text:p>
          </table:table-cell>
          <table:table-cell ns42:value-type="float" table:style-name="TL_20_Data" office:value="38616" office:value-type="float">
            <text:p>38616</text:p>
          </table:table-cell>
          <table:table-cell ns42:value-type="float" table:style-name="TL_20_Data" office:value="83807" office:value-type="float">
            <text:p>83807</text:p>
          </table:table-cell>
          <table:table-cell ns42:value-type="float" table:style-name="TL_20_Data" office:value="1077" office:value-type="float">
            <text:p>1077</text:p>
          </table:table-cell>
          <table:table-cell ns42:value-type="float" table:style-name="ce41" office:value="845" office:value-type="float">
            <text:p>8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01" office:value-type="float">
            <text:p>1301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3" office:value-type="float">
            <text:p>4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413" office:value-type="float">
            <text:p>3413</text:p>
          </table:table-cell>
          <table:table-cell ns42:value-type="float" table:style-name="TL_20_Data" office:value="3070" office:value-type="float">
            <text:p>3070</text:p>
          </table:table-cell>
          <table:table-cell ns42:value-type="float" table:style-name="TL_20_Data" office:value="6483" office:value-type="float">
            <text:p>648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ce12" office:value-type="string">
            <office:annotation draw:style-name="gr1" svg:height="125.26pt" draw:caption-point-y="7.77pt" svg:width="127.42pt" svg:x="263.88pt" draw:caption-point-x="-12.08pt" svg:y="10910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10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DR</text:p>
          </table:table-cell>
          <table:table-cell ns42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2:value-type="string" table:style-name="ce7" office:value-type="string">
            <text:p>Geheele Provincie</text:p>
          </table:table-cell>
          <table:table-cell ns42:value-type="string" table:style-name="ce13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2:value-type="float" table:style-name="ce29" office:value="28205" office:value-type="float">
            <text:p>28205</text:p>
          </table:table-cell>
          <table:table-cell ns42:value-type="float" table:style-name="ce33" office:value="537" office:value-type="float">
            <text:p>537</text:p>
          </table:table-cell>
          <table:table-cell ns42:value-type="float" table:style-name="ce33" office:value="40" office:value-type="float">
            <text:p>40</text:p>
          </table:table-cell>
          <table:table-cell ns42:value-type="float" table:style-name="ce33" office:value="329" office:value-type="float">
            <text:p>329</text:p>
          </table:table-cell>
          <table:table-cell ns42:value-type="float" table:style-name="ce33" office:value="37" office:value-type="float">
            <text:p>37</text:p>
          </table:table-cell>
          <table:table-cell ns42:value-type="float" table:style-name="ce33" office:value="1044" office:value-type="float">
            <text:p>1044</text:p>
          </table:table-cell>
          <table:table-cell ns42:value-type="float" table:style-name="ce33" office:value="318" office:value-type="float">
            <text:p>318</text:p>
          </table:table-cell>
          <table:table-cell ns42:value-type="float" table:style-name="ce33" office:value="22" office:value-type="float">
            <text:p>22</text:p>
          </table:table-cell>
          <table:table-cell ns42:value-type="float" table:style-name="ce33" office:value="77901" office:value-type="float">
            <text:p>77901</text:p>
          </table:table-cell>
          <table:table-cell ns42:value-type="float" table:style-name="ce33" office:value="70643" office:value-type="float">
            <text:p>70643</text:p>
          </table:table-cell>
          <table:table-cell ns42:value-type="float" table:style-name="ce33" office:value="148544" office:value-type="float">
            <text:p>148544</text:p>
          </table:table-cell>
          <table:table-cell ns42:value-type="float" table:style-name="ce33" office:value="2201" office:value-type="float">
            <text:p>2201</text:p>
          </table:table-cell>
          <table:table-cell ns42:value-type="float" table:style-name="ce42" office:value="1621" office:value-type="float">
            <text:p>1621</text:p>
          </table:table-cell>
          <table:table-cell ns42:value-type="string" table:style-name="ce47" office:value-type="string">
            <text:p>VT_1899</text:p>
          </table:table-cell>
          <table:table-cell ns42:value-type="string" table:style-name="ce51" office:value-type="string">
            <text:p>10_D1</text:p>
          </table:table-cell>
          <table:table-cell ns42:value-type="float" table:style-name="ce51" office:value="28" office:value-type="float">
            <text:p>28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57" office:value-type="string">
            <text:p>03_0523</text:p>
          </table:table-cell>
          <table:table-cell table:number-columns-repeated="1000"/>
        </table:table-row>
        <table:table-row table:style-name="ro4" table:number-rows-repeated="104772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40:18.66982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10-28T13:44:28</meta:creation-date>
    <dc:date>2015-03-30T21:40:32.154073000</dc:date>
    <meta:editing-duration>PT2M8S</meta:editing-duration>
    <meta:editing-cycles>3</meta:editing-cycles>
    <meta:document-statistic meta:object-count="0" meta:cell-count="12689" meta:table-count="1"/>
    <meta:generator>ODFPY/1.3.5</meta:generator>
  </office:meta>
</office:document-meta>
</file>